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65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034cm" svg:height="2.413cm" svg:x="2.27cm" svg:y="3.921cm">
          <text:p text:style-name="P1">Product sections</text:p>
          <text:p text:style-name="P1"><text:s text:c="3"/>{% for section in service.getEnabledProductSections() %}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001cm" svg:height="0.127cm" svg:x="5.318cm" svg:y="18.27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82cm" svg:height="6.985cm" svg:x="2.524cm" svg:y="8.112cm">
          <text:p text:style-name="P1">Store Section</text:p>
          <text:p text:style-name="P1"><text:span text:style-name="T1">service.getEnabledStoreSections()</text:span></text:p>
          <text:p text:style-name="P1"><text:span text:style-name="T1"/></text:p>
          <text:p text:style-name="P1"><text:span text:style-name="T1">&lt;a&gt;</text:span></text:p>
          <text:p text:style-name="P1"><text:span text:style-name="T1">R: storesection_show</text:span></text:p>
          <text:p text:style-name="P1"><text:span text:style-name="T1">C:show_storesectionAction</text:span></text:p>
          <text:p text:style-name="P1"><text:span text:style-name="T1">V:Market:show_storesection.html.twig</text:span></text:p>
          <text:p text:style-name="P1"><text:span text:style-name="T1">&lt;/a&gt;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128cm" svg:height="9.779cm" svg:x="2.778cm" svg:y="15.605cm">
          <text:p text:style-name="P1">Featured stores</text:p>
          <text:p text:style-name="P1">Service </text:p>
          <text:p text:style-name="P1">getFeaturedStores()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7.399cm" svg:height="2.811cm" svg:x="2.143cm" svg:y="1.635cm">
          <draw:text-box>
            <text:p text:style-name="P2"><text:span text:style-name="T2">MarketBundle/Resources/views/Market/layout.html.twig</text:span><text:span text:style-name="T2"><text:line-break/></text:span><text:span text:style-name="T2">MarketBundle/Resources/views/Market/index.html.twig</text:span></text:p>
            <text:p text:style-name="P2"><text:span text:style-name="T2">MarketBundle/Resources/config/routing.yml</text:span></text:p>
            <text:p text:style-name="P2"><text:span text:style-name="T2"><text:line-break/></text:span><text:span text:style-name="T2"/></text:p>
          </draw:text-box>
        </draw:frame>
        <draw:custom-shape draw:style-name="gr2" draw:text-style-name="P1" draw:layer="layout" svg:width="8.001cm" svg:height="11.938cm" svg:x="12.176cm" svg:y="8.2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334cm" svg:height="3.683cm" svg:x="15.097cm" svg:y="5.953cm">
          <text:p text:style-name="P1">Product Category</text:p>
          <draw:enhanced-geometry svg:viewBox="0 0 21600 21600" draw:type="rectangle" draw:enhanced-path="M 0 0 L 21600 0 21600 21600 0 21600 0 0 Z N"/>
        </draw:custom-shape>
        <draw:frame draw:style-name="gr4" draw:layer="layout" svg:width="3.427cm" svg:height="0.962cm" svg:x="14.21cm" svg:y="11.922cm">
          <draw:text-box>
            <text:p>Index.html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ze </meta:initial-creator>
    <meta:creation-date>2013-12-23T12:54:50</meta:creation-date>
    <dc:date>2013-12-23T15:04:38</dc:date>
    <dc:creator>ze </dc:creator>
    <meta:editing-duration>PT2H7M55S</meta:editing-duration>
    <meta:editing-cycles>2</meta:editing-cycles>
    <meta:generator>LibreOffice/3.5$Linux_X86_64 LibreOffice_project/350m1$Build-2</meta:generator>
    <meta:document-statistic meta:object-count="8"/>
  </office:meta>
</office:document-meta>
</file>